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a6a6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pload all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sk how many entries exis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End of data transmi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4:04:51.942088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0T04:31:32.373954471</dc:date>
    <meta:editing-duration>P1DT14H35M1S</meta:editing-duration>
    <meta:editing-cycles>32</meta:editing-cycles>
    <meta:document-statistic meta:table-count="3" meta:cell-count="1089" meta:object-count="0"/>
  </office:meta>
</office:document-meta>
</file>